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It’s when my mind is most tired that my heart is most awake. Let’s try to write. See you.</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